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e pas inclure les sous familles,yes|inclure les sous familles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office:forms form:automatic-focus="false" form:apply-design-mode="false"/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7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Posti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58" office:value-type="string">
            <text:p>// controle de vue pour le dossier</text:p>
          </table:table-cell>
          <table:table-cell table:style-name="ce58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6">06/08/2007</text:date>, <text:time>17:3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Eric Brison</dc:creator>
    <dc:date>2007-08-06T17:36:01</dc:date>
    <dc:language>fr-FR</dc:language>
    <meta:editing-cycles>32</meta:editing-cycles>
    <meta:editing-duration>PT5H58M14S</meta:editing-duration>
    <meta:user-defined meta:name="Info 1"/>
    <meta:user-defined meta:name="Info 2"/>
    <meta:user-defined meta:name="Info 3"/>
    <meta:user-defined meta:name="Info 4"/>
    <meta:document-statistic meta:table-count="16" meta:cell-count="2684"/>
  </office:meta>
</office:document-meta>
</file>